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style:rel-width="100%" fo:margin-left="0mm" table:align="left" style:writing-mode="page"/>
    </style:style>
    <style:style style:name="Table1.A" style:family="table-column">
      <style:table-column-properties style:column-width="27.75mm" style:rel-column-width="1573*"/>
    </style:style>
    <style:style style:name="Table1.B" style:family="table-column">
      <style:table-column-properties style:column-width="142.26mm" style:rel-column-width="8065*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70mm" style:rel-width="100%" fo:margin-left="0mm" table:align="left" style:writing-mode="page"/>
    </style:style>
    <style:style style:name="Table2.A" style:family="table-column">
      <style:table-column-properties style:column-width="27.75mm" style:rel-column-width="1573*"/>
    </style:style>
    <style:style style:name="Table2.B" style:family="table-column">
      <style:table-column-properties style:column-width="142.26mm" style:rel-column-width="8065*"/>
    </style:style>
    <style:style style:name="Table2.A1" style:family="table-cell">
      <style:table-cell-properties fo:padding="0.97mm" fo:border="none"/>
    </style:style>
    <style:style style:name="P1" style:family="paragraph" style:parent-style-name="Normal">
      <style:paragraph-properties loext:contextual-spacing="false" fo:margin-left="0mm" fo:margin-right="2.05mm" fo:margin-top="0mm" fo:margin-bottom="0mm" fo:line-height="107%" fo:text-align="justify" style:justify-single-word="false" fo:text-indent="0mm" style:auto-text-indent="false"/>
    </style:style>
    <style:style style:name="P2" style:family="paragraph" style:parent-style-name="Normal">
      <style:paragraph-properties loext:contextual-spacing="false" fo:margin-left="0mm" fo:margin-right="0mm" fo:margin-top="0mm" fo:margin-bottom="0mm" fo:line-height="107%" fo:text-indent="0mm" style:auto-text-indent="false"/>
    </style:style>
    <style:style style:name="P3" style:family="paragraph" style:parent-style-name="Heading_20_1" style:master-page-name="Right_20_Page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519587438208882618" text:style-name="Outline">
        <text:list-item>
          <text:h text:style-name="P3" text:outline-level="1"><text:bookmark text:name="_scpi_subsys_Initiate"/>Initiate Subsystem</text:h>
          <text:list>
            <text:list-item>
              <text:h text:style-name="Heading_20_2" text:outline-level="2">Single Sweep (:INITiate[:IMMediate])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5f_body_5f_left">Command</text:p>
            <text:p text:style-name="table_5f_body_5f_left">Format</text:p>
          </table:table-cell>
          <table:table-cell table:style-name="Table1.A1" office:value-type="string">
            <text:p text:style-name="P2"><text:bookmark text:name="_scpi_INIT_IMM"/>:INITiate[:IMMediate]</text:p>
          </table:table-cell>
        </table:table-row>
        <table:table-row>
          <table:table-cell table:style-name="Table1.A1" office:value-type="string">
            <text:p text:style-name="table_5f_body_5f_left">Instruction</text:p>
          </table:table-cell>
          <table:table-cell table:style-name="Table1.A1" office:value-type="string">
            <text:p text:style-name="P1">Sets single sweep.</text:p>
          </table:table-cell>
        </table:table-row>
        <table:table-row>
          <table:table-cell table:style-name="Table1.A1" office:value-type="string">
            <text:p text:style-name="table_5f_body_5f_left">Parameter Type</text:p>
          </table:table-cell>
          <table:table-cell table:style-name="Table1.A1" office:value-type="string">
            <text:p text:style-name="Standard">None</text:p>
          </table:table-cell>
        </table:table-row>
        <table:table-row>
          <table:table-cell table:style-name="Table1.A1" office:value-type="string">
            <text:p text:style-name="table_5f_body_5f_left">Parameter Range</text:p>
          </table:table-cell>
          <table:table-cell table:style-name="Table1.A1" office:value-type="string">
            <text:p text:style-name="Standard">None</text:p>
          </table:table-cell>
        </table:table-row>
        <table:table-row>
          <table:table-cell table:style-name="Table1.A1" office:value-type="string">
            <text:p text:style-name="table_5f_body_5f_left">Return</text:p>
          </table:table-cell>
          <table:table-cell table:style-name="Table1.A1" office:value-type="string">
            <text:p text:style-name="Standard">None</text:p>
          </table:table-cell>
        </table:table-row>
        <table:table-row>
          <table:table-cell table:style-name="Table1.A1" office:value-type="string">
            <text:p text:style-name="table_5f_body_5f_left">Default</text:p>
          </table:table-cell>
          <table:table-cell table:style-name="Table1.A1" office:value-type="string">
            <text:p text:style-name="Standard">None</text:p>
          </table:table-cell>
        </table:table-row>
        <table:table-row>
          <table:table-cell table:style-name="Table1.A1" office:value-type="string">
            <text:p text:style-name="table_5f_body_5f_left">Menu</text:p>
          </table:table-cell>
          <table:table-cell table:style-name="Table1.A1" office:value-type="string">
            <text:p text:style-name="Standard">Sweep &gt; Single</text:p>
          </table:table-cell>
        </table:table-row>
        <table:table-row>
          <table:table-cell table:style-name="Table1.A1" office:value-type="string">
            <text:p text:style-name="table_5f_body_5f_left">Example</text:p>
          </table:table-cell>
          <table:table-cell table:style-name="Table1.A1" office:value-type="string">
            <text:p text:style-name="Standard">:INITiate:IMMediate</text:p>
          </table:table-cell>
        </table:table-row>
      </table:table>
      <text:list xml:id="list2019581447" text:continue-numbering="true" text:style-name="Outline">
        <text:list-item>
          <text:list>
            <text:list-item>
              <text:h text:style-name="Heading_20_2" text:outline-level="2">Continuous or Single Sweep (:INITiate:CONTinuous)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5f_body_5f_left">Command</text:p>
            <text:p text:style-name="table_5f_body_5f_left">Format</text:p>
          </table:table-cell>
          <table:table-cell table:style-name="Table2.A1" office:value-type="string">
            <text:p text:style-name="P2"><text:bookmark text:name="_scpi_INIT_CON"/>:INITiate:CONTinuous OFF|ON|0|1</text:p>
            <text:p text:style-name="P2"><text:bookmark text:name="_scpi_INIT_CON2"/>:INITiate:CONTinuous?</text:p>
          </table:table-cell>
        </table:table-row>
        <table:table-row>
          <table:table-cell table:style-name="Table2.A1" office:value-type="string">
            <text:p text:style-name="table_5f_body_5f_left">Instruction</text:p>
          </table:table-cell>
          <table:table-cell table:style-name="Table2.A1" office:value-type="string">
            <text:p text:style-name="P1">Sets continuous sweep mode on-off.</text:p>
            <text:p text:style-name="P1">Gets continuous sweep mode state.</text:p>
          </table:table-cell>
        </table:table-row>
        <table:table-row>
          <table:table-cell table:style-name="Table2.A1" office:value-type="string">
            <text:p text:style-name="table_5f_body_5f_left">Parameter Type</text:p>
          </table:table-cell>
          <table:table-cell table:style-name="Table2.A1" office:value-type="string">
            <text:p text:style-name="Standard">Boolean</text:p>
          </table:table-cell>
        </table:table-row>
        <table:table-row>
          <table:table-cell table:style-name="Table2.A1" office:value-type="string">
            <text:p text:style-name="table_5f_body_5f_left">Parameter Range</text:p>
          </table:table-cell>
          <table:table-cell table:style-name="Table2.A1" office:value-type="string">
            <text:p text:style-name="Standard">OFF|ON|0|1 <text:line-break/></text:p>
          </table:table-cell>
        </table:table-row>
        <table:table-row>
          <table:table-cell table:style-name="Table2.A1" office:value-type="string">
            <text:p text:style-name="table_5f_body_5f_left">Return</text:p>
          </table:table-cell>
          <table:table-cell table:style-name="Table2.A1" office:value-type="string">
            <text:p text:style-name="Standard">0|1</text:p>
          </table:table-cell>
        </table:table-row>
        <table:table-row>
          <table:table-cell table:style-name="Table2.A1" office:value-type="string">
            <text:p text:style-name="table_5f_body_5f_left">Default</text:p>
          </table:table-cell>
          <table:table-cell table:style-name="Table2.A1" office:value-type="string">
            <text:p text:style-name="Standard">ON</text:p>
          </table:table-cell>
        </table:table-row>
        <table:table-row>
          <table:table-cell table:style-name="Table2.A1" office:value-type="string">
            <text:p text:style-name="table_5f_body_5f_left">Menu</text:p>
          </table:table-cell>
          <table:table-cell table:style-name="Table2.A1" office:value-type="string">
            <text:p text:style-name="Standard">Sweep &gt; Sweep Mode</text:p>
          </table:table-cell>
        </table:table-row>
        <table:table-row>
          <table:table-cell table:style-name="Table2.A1" office:value-type="string">
            <text:p text:style-name="table_5f_body_5f_left">Example</text:p>
          </table:table-cell>
          <table:table-cell table:style-name="Table2.A1" office:value-type="string">
            <text:p text:style-name="Standard">:INITiate:CONTinuous OF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style:use-window-font-color="true" style:font-name="Tahoma" fo:font-size="10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 style:writing-mode="page">
        <style:tab-stops/>
      </style:paragraph-properties>
      <style:text-properties style:font-name="Tahoma" fo:font-size="10pt"/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  <style:text-properties style:font-name="Tahoma"/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 style:writing-mode="page">
        <style:tab-stops/>
      </style:paragraph-properties>
      <style:text-properties style:font-name="Tahoma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margin-left="0mm" fo:margin-right="3mm" fo:text-align="start" style:justify-single-word="false" fo:text-indent="0mm" style:auto-text-indent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list-style-name="" style:class="list" style:master-page-name="">
      <style:paragraph-properties loext:contextual-spacing="false" fo:margin-left="10mm" fo:margin-right="1.99mm" fo:margin-top="0mm" fo:margin-bottom="0mm" fo:text-indent="0mm" style:auto-text-indent="false" style:page-number="auto" fo:background-color="transparent" style:shadow="none" style:writing-mode="page">
        <style:tab-stops/>
        <style:background-image/>
      </style:paragraph-properties>
      <style:text-properties style:font-name="Tahoma"/>
    </style:style>
    <style:style style:name="Normal" style:family="paragraph" style:master-page-name="">
      <style:paragraph-properties loext:contextual-spacing="false" fo:margin-left="0mm" fo:margin-right="0mm" fo:margin-top="0mm" fo:margin-bottom="0.09mm" fo:line-height="104%" fo:text-align="start" style:justify-single-word="false" fo:hyphenation-ladder-count="no-limit" fo:text-indent="0.16mm" style:auto-text-indent="false" style:page-number="auto"/>
      <style:text-properties fo:color="#000000" style:font-name="Tahoma1" fo:font-size="10pt" style:font-name-asian="Tahoma1" style:font-size-asian="10pt" style:font-name-complex="Tahoma1" fo:hyphenate="true" fo:hyphenation-remain-char-count="3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2" style:display-name="WW_CharLFO67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3" style:display-name="WW_CharLFO67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4" style:display-name="WW_CharLFO67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5" style:display-name="WW_CharLFO67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6" style:display-name="WW_CharLFO67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7" style:display-name="WW_CharLFO67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8" style:display-name="WW_CharLFO67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9" style:display-name="WW_CharLFO67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1" style:display-name="WW_CharLFO68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2" style:display-name="WW_CharLFO68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3" style:display-name="WW_CharLFO68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4" style:display-name="WW_CharLFO68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5" style:display-name="WW_CharLFO68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6" style:display-name="WW_CharLFO68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7" style:display-name="WW_CharLFO68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8" style:display-name="WW_CharLFO68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9" style:display-name="WW_CharLFO68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1" style:display-name="WW_CharLFO10LVL1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2" style:display-name="WW_CharLFO10LVL2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3" style:display-name="WW_CharLFO10LVL3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4" style:display-name="WW_CharLFO10LVL4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5" style:display-name="WW_CharLFO10LVL5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6" style:display-name="WW_CharLFO10LVL6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7" style:display-name="WW_CharLFO10LVL7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8" style:display-name="WW_CharLFO10LVL8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9" style:display-name="WW_CharLFO10LVL9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1" style:display-name="WW_CharLFO69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2" style:display-name="WW_CharLFO69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3" style:display-name="WW_CharLFO69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4" style:display-name="WW_CharLFO69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5" style:display-name="WW_CharLFO69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6" style:display-name="WW_CharLFO69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7" style:display-name="WW_CharLFO69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8" style:display-name="WW_CharLFO69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9" style:display-name="WW_CharLFO69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1" style:display-name="WW_CharLFO71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2" style:display-name="WW_CharLFO71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3" style:display-name="WW_CharLFO71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4" style:display-name="WW_CharLFO71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5" style:display-name="WW_CharLFO71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6" style:display-name="WW_CharLFO71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7" style:display-name="WW_CharLFO71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8" style:display-name="WW_CharLFO71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9" style:display-name="WW_CharLFO71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2" style:display-name="WW_CharLFO73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3" style:display-name="WW_CharLFO73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4" style:display-name="WW_CharLFO73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5" style:display-name="WW_CharLFO73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6" style:display-name="WW_CharLFO73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7" style:display-name="WW_CharLFO73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8" style:display-name="WW_CharLFO73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9" style:display-name="WW_CharLFO73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1" style:display-name="WW_CharLFO74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2" style:display-name="WW_CharLFO74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3" style:display-name="WW_CharLFO74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4" style:display-name="WW_CharLFO74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5" style:display-name="WW_CharLFO74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6" style:display-name="WW_CharLFO74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7" style:display-name="WW_CharLFO74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8" style:display-name="WW_CharLFO74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9" style:display-name="WW_CharLFO74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1" style:display-name="WW_CharLFO75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2" style:display-name="WW_CharLFO75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3" style:display-name="WW_CharLFO75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4" style:display-name="WW_CharLFO75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5" style:display-name="WW_CharLFO75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6" style:display-name="WW_CharLFO75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7" style:display-name="WW_CharLFO75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8" style:display-name="WW_CharLFO75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9" style:display-name="WW_CharLFO75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1" style:display-name="WW_CharLFO76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2" style:display-name="WW_CharLFO76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3" style:display-name="WW_CharLFO76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4" style:display-name="WW_CharLFO76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5" style:display-name="WW_CharLFO76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6" style:display-name="WW_CharLFO76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7" style:display-name="WW_CharLFO76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8" style:display-name="WW_CharLFO76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9" style:display-name="WW_CharLFO76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Rigol MSO1000Z/DS1000Z :Screen Commands</text:titl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Initiate Subsystem</text:chapter></text:p>
      </style:header>
      <style:footer>
        <text:p text:style-name="Footer_20_right"><text:page-number text:select-page="current">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9T16:24:30.737811242</meta:creation-date>
    <meta:editing-duration>P0D</meta:editing-duration>
    <meta:editing-cycles>1</meta:editing-cycles>
    <meta:generator>OpenOffice/4.1.6$Unix OpenOffice.org_project/416m1$Build-9790</meta:generator>
    <dc:title>Rigol MSO1000Z/DS1000Z :Screen Commands</dc:title>
    <meta:document-statistic meta:table-count="2" meta:image-count="0" meta:object-count="0" meta:page-count="1" meta:paragraph-count="44" meta:word-count="74" meta:character-count="590"/>
    <meta:user-defined meta:name="WebPublish_HTML_Profile">HTML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./../../home/denis/.config/libreoffice/4/user/template/EEZ%20template.ott" meta:date="2017-11-29T16:24:30.35"/>
  </office:meta>
</office:document-meta>
</file>